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LOGFILE: log file<text:tab/>7</text:p>
          <text:p text:style-name="P7"><text:s/>1.1.2 Key ALTITUDECORRECTIONSFILE: logger altitude corrections file<text:tab/>7</text:p>
          <text:p text:style-name="P7"><text:s/>1.1.3 Key DATETIME: flight date and time<text:tab/>7</text:p>
          <text:p text:style-name="P7"><text:s/>1.1.4 Key DATUM<text:tab/>7</text:p>
          <text:p text:style-name="P7"><text:s/>1.1.5 Key UTMZONE<text:tab/>7</text:p>
          <text:p text:style-name="P7"><text:s/>1.1.6 Key QNH<text:tab/>7</text:p>
          <text:p text:style-name="P7"><text:s/>1.1.7 Key DRATHRESHOLD<text:tab/>8</text:p>
          <text:p text:style-name="P7"><text:s/>1.1.8 Key DEFAULTALTITUDE <text:tab/>8</text:p>
          <text:p text:style-name="P7"><text:s/>1.1.9 Key MAXDISTTOCROSSING<text:tab/>8</text:p>
          <text:p text:style-name="P7"><text:s/>1.1.10 Key SMOOTHNESS<text:tab/>8</text:p>
          <text:p text:style-name="P7"><text:s/>1.1.11 Key MINSPEED<text:tab/>8</text:p>
          <text:p text:style-name="P7"><text:s/>1.1.12 Key MAXACCELERATION<text:tab/>8</text:p>
          <text:p text:style-name="P6"><text:s/>1.2 Examples<text:tab/>9</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3.1.1 PDG - Pilot Declared Goal<text:tab/>11</text:p>
          <text:p text:style-name="P7"><text:soft-page-break/><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IRCLE: Circular area<text:tab/>13</text:p>
          <text:p text:style-name="P7"><text:s/>4.1.2 Type DOME: Dome shaped area<text:tab/>13</text:p>
          <text:p text:style-name="P7"><text:s/>4.1.3 Type POLY: Polygonal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5</text:p>
          <text:p text:style-name="P7"><text:s/>5.1.7 ABOVE<text:tab/>16</text:p>
          <text:p text:style-name="P7"><text:s/>5.1.8 BELOW<text:tab/>16</text:p>
          <text:p text:style-name="P7"><text:s/>5.1.9 NONE<text:tab/>16</text:p>
          <text:p text:style-name="P6"><text:s/>5.2 Examples<text:tab/>16</text:p>
          <text:p text:style-name="P5"><text:soft-page-break/><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7</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 pilot declared goal<text:tab/>18</text:p>
          <text:p text:style-name="P7"><text:s/>6.3.3 Type MPDGP: pilot declared goal point of declaration<text:tab/>18</text:p>
          <text:p text:style-name="P6"><text:s/>6.4 Track point (T) constructors<text:tab/>18</text:p>
          <text:p text:style-name="P7"><text:s/>6.4.1 Type TLCH: launch<text:tab/>18</text:p>
          <text:p text:style-name="P7"><text:s/>6.4.2 Type TLND: landing<text:tab/>19</text:p>
          <text:p text:style-name="P7"><text:s/>6.4.3 Type TNP: nearest to point<text:tab/>19</text:p>
          <text:p text:style-name="P7"><text:s/>6.4.4 Type TNL: nearest to point list<text:tab/>19</text:p>
          <text:p text:style-name="P7"><text:s/>6.4.5 Type TDT: delayed in time<text:tab/>19</text:p>
          <text:p text:style-name="P7"><text:s/>6.4.6 Type TDD: delayed in distance<text:tab/>19</text:p>
          <text:p text:style-name="P7"><text:s/>6.4.7 Type TAFI: area first in<text:tab/>19</text:p>
          <text:p text:style-name="P7"><text:s/>6.4.8 Type TAFO: area first out<text:tab/>20</text:p>
          <text:p text:style-name="P7"><text:s/>6.4.9 Type TALI: area last in<text:tab/>20</text:p>
          <text:p text:style-name="P7"><text:s/>6.4.10 Type TALO: area last out<text:tab/>20</text:p>
          <text:p text:style-name="P6"><text:s/>6.5 Display modes<text:tab/>20</text:p>
          <text:p text:style-name="P7"><text:s/>6.5.1 Mode NONE<text:tab/>20</text:p>
          <text:p text:style-name="P7"><text:s/>6.5.2 Mode WAYPOINT<text:tab/>20</text:p>
          <text:p text:style-name="P7"><text:s/>6.5.3 Mode TARGET<text:tab/>20</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ACC: accumulated distance<text:tab/>22</text:p>
          <text:p text:style-name="P7"><text:s/>7.1.5 Type TSEC: time in seconds<text:tab/>22</text:p>
          <text:p text:style-name="P7"><text:s/>7.1.6 Type TMIN: time in minutes<text:tab/>22</text:p>
          <text:p text:style-name="P7"><text:s/>7.1.7 Type ATRI: area of triangle<text:tab/>23</text:p>
          <text:p text:style-name="P7"><text:soft-page-break/><text:s/>7.1.8 Type ANG3P: angle between 3 points<text:tab/>23</text:p>
          <text:p text:style-name="P7"><text:s/>7.1.9 Type ANGN: angle to the north<text:tab/>23</text:p>
          <text:p text:style-name="P7"><text:s/>7.1.10 Type ANGSD: angle to a set direction<text:tab/>23</text:p>
          <text:p text:style-name="P6"><text:s/>7.2 Examples<text:tab/>23</text:p>
          <text:p text:style-name="P5"><text:s/>8 Penalty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R: maximum time difference<text:tab/>24</text:p>
          <text:p text:style-name="P7"><text:s/>8.1.6 Type TMINR: minimum time difference<text:tab/>24</text:p>
          <text:p text:style-name="P7"><text:s/>8.1.7 Type BPZ: blue PZ<text:tab/>25</text:p>
          <text:p text:style-name="P7"><text:s/>8.1.8 Type RPZ: red PZ<text:tab/>25</text:p>
          <text:p text:style-name="P7"><text:s/>8.1.9 Type VSMAX: maximum vertical speed<text:tab/>25</text:p>
          <text:p text:style-name="P5"><text:s/>9 Full task examples<text:tab/>26</text:p>
          <text:p text:style-name="P6"><text:s/>9.1 Judge Declared Goal (nearest track point)<text:tab/>26</text:p>
          <text:p text:style-name="P6"><text:s/>9.2 Hesitation Waltz (logger marker drop)<text:tab/>26</text:p>
          <text:p text:style-name="P6"><text:s/>9.3 Gordon Bennett Memorial (logger marker drop)<text:tab/>26</text:p>
          <text:p text:style-name="P6"><text:s/>9.4 Maximum Distance Double Drop (first in / last out)<text:tab/>27</text:p>
          <text:p text:style-name="P5"><text:s/>10 Bugs and ideas<text:tab/>28</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text:soft-page-break/>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text:soft-page-break/>Sets the QNH value</text:p>
      <text:p text:style-name="List_20_Contents">&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text:soft-page-break/>&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 &lt;lowerLimit&gt;[, &lt;upperLimit&gt;]])</text:p>
      <text:p text:style-name="List_20_Contents">&lt;center&gt; is a point name used as the circle center</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DOME: Dome shaped area</text:h>
      <text:p text:style-name="Preformatted_20_Text">DOME(&lt;center&gt;, &lt;radius&gt;)</text:p>
      <text:p text:style-name="List_20_Contents">&lt;center&gt; is a point name used as the dome base center</text:p>
      <text:p text:style-name="List_20_Contents">&lt;radius&gt; is the dome radius</text:p>
      <text:h text:style-name="Heading_20_3" text:outline-level="3">Type POLY: Polygonal area</text:h>
      <text:p text:style-name="Preformatted_20_Text">POLY(&lt;fileName&gt;[, &lt;lowerLimit&gt;[, &lt;upperLimit&gt;]])</text:p>
      <text:p text:style-name="List_20_Contents">&lt;fileName&gt; is the name of a track file containing the polygon (trk, igc)</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IRCLE(P10, 100m) DEFAULT(green)<text:line-break/>area Area2 = POLY(area2.trk, 100m, 1000m)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text:soft-page-break/>&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3" text:outline-level="3">Type MPDGP: pilot declared goal point of declaration</text:h>
      <text:p text:style-name="Preformatted_20_Text">MPDGP(&lt;number&gt;)</text:p>
      <text:p text:style-name="Text_20_body">Returns the track point where the last occurrence of the desired pilot declared goal has been made.</text:p>
      <text:p text:style-name="List_20_Contents">&lt;number&gt; desired marker number</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ext:soft-page-break/>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text:soft-page-break/>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text:soft-page-break/>&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DMAX: maximum distance</text:h>
      <text:p text:style-name="Preformatted_20_Text">DMAX(&lt;pointNameA&gt;, &lt;pointNameB&gt;, &lt;distance&gt;)</text:p>
      <text:p text:style-name="Text_20_body">Applies a no result penalty if the 2D distance between point A and point B is greater than the specified distance.</text:p>
      <text:h text:style-name="Heading_20_3" text:outline-level="3">Type DMIN: minimum distance</text:h>
      <text:p text:style-name="Preformatted_20_Text">DMIN(&lt;pointNameA&gt;, &lt;pointNameB&gt;, &lt;distance&gt;)</text:p>
      <text:p text:style-name="Text_20_body">Applies a no result penalty if the 2D distance between point A and point B is lesser than the specified distance.</text:p>
      <text:h text:style-name="Heading_20_3" text:outline-level="3">Type DVMAX: maximum vertical distance</text:h>
      <text:p text:style-name="Preformatted_20_Text">DVMAX(&lt;pointNameA&gt;, &lt;pointNameB&gt;, &lt;height&gt;)</text:p>
      <text:p text:style-name="Text_20_body">Applies a no result penalty if the vertical distance between point A and point B is greater than the specified height.</text:p>
      <text:h text:style-name="Heading_20_3" text:outline-level="3">Type DVMIN: minimum vertical distance</text:h>
      <text:p text:style-name="Preformatted_20_Text">DVMIN(&lt;pointNameA&gt;, &lt;pointNameB&gt;, &lt;height&gt;)</text:p>
      <text:p text:style-name="Text_20_body">Applies a no result penalty if the vertical distance between point A and point B is lesser than the specified height.</text:p>
      <text:h text:style-name="Heading_20_3" text:outline-level="3">Type TMAXR: maximum time difference</text:h>
      <text:p text:style-name="Preformatted_20_Text">TMAXR(&lt;pointNameA&gt;, &lt;pointNameB&gt;, &lt;time&gt;)</text:p>
      <text:p text:style-name="Text_20_body">Applies a no result penalty if the time difference between the points A and B is greater than the specified time in minutes.</text:p>
      <text:h text:style-name="Heading_20_3" text:outline-level="3">Type TMINR: minimum time difference</text:h>
      <text:p text:style-name="Preformatted_20_Text">TMAXR(&lt;pointNameA&gt;, &lt;pointNameB&gt;, &lt;time&gt;)</text:p>
      <text:p text:style-name="Text_20_body">Applies a no result penalty if the time difference between the points A and B is lesser than the specified time <text:soft-page-break/>in minutes.</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22T15:11:04.65</meta:creation-date>
    <dc:date>2011-08-13T12:11:04.50</dc:date>
    <meta:editing-duration>PT26H46M04S</meta:editing-duration>
    <meta:editing-cycles>152</meta:editing-cycles>
    <meta:generator>OpenOffice.org/3.1$Win32 OpenOffice.org_project/310m19$Build-9420</meta:generator>
    <meta:printed-by>Toni </meta:printed-by>
    <meta:print-date>2011-08-11T13:22:13.29</meta:print-date>
    <dc:creator>Toni </dc:creator>
    <meta:document-statistic meta:table-count="0" meta:image-count="0" meta:object-count="0" meta:page-count="28" meta:paragraph-count="573" meta:word-count="3965" meta:character-count="25530"/>
  </office:meta>
</office:document-meta>
</file>